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 svg:font-family="Montserrat"/>
    <style:font-face style:name="rockwell" svg:font-family="rockwell"/>
    <style:font-face style:name="Arial1" svg:font-family="Arial" style:font-family-generic="swiss"/>
    <style:font-face style:name="AdvPSNCS-R" svg:font-family="AdvPSNCS-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344a71" style:font-name="rockwell" fo:font-size="15.6999998092651pt" fo:letter-spacing="normal" fo:font-style="normal" fo:font-weight="normal" officeooo:rsid="000929b7" officeooo:paragraph-rsid="000929b7"/>
    </style:style>
    <style:style style:name="P2" style:family="paragraph" style:parent-style-name="Heading_20_5">
      <style:paragraph-properties fo:margin-left="0cm" fo:margin-right="0cm" fo:margin-top="0cm" fo:margin-bottom="0cm" loext:contextual-spacing="false" fo:line-height="126%" fo:text-indent="0cm" style:auto-text-indent="false"/>
      <style:text-properties fo:font-variant="normal" fo:text-transform="none" fo:color="#50668d" style:font-name="rockwell" fo:font-size="10.4499998092651pt" fo:letter-spacing="normal" fo:font-style="normal" fo:font-weight="bold"/>
    </style:style>
    <style:style style:name="P3" style:family="paragraph" style:parent-style-name="Heading_20_5">
      <style:paragraph-properties fo:margin-left="0cm" fo:margin-right="0cm" fo:margin-top="0cm" fo:margin-bottom="0cm" loext:contextual-spacing="false" fo:line-height="126%" fo:orphans="2" fo:widows="2" fo:text-indent="0cm" style:auto-text-indent="false"/>
      <style:text-properties fo:font-variant="normal" fo:text-transform="none" fo:color="#50668d" style:font-name="rockwell" fo:font-size="10.4499998092651pt" fo:letter-spacing="normal" fo:font-style="normal" fo:font-weight="bold"/>
    </style:style>
    <style:style style:name="P4" style:family="paragraph" style:parent-style-name="Heading_20_5">
      <style:paragraph-properties fo:margin-left="0cm" fo:margin-right="0cm" fo:margin-top="0cm" fo:margin-bottom="0cm" loext:contextual-spacing="false" fo:line-height="126%" fo:text-indent="0cm" style:auto-text-indent="false"/>
    </style:style>
    <style:style style:name="P5" style:family="paragraph" style:parent-style-name="Text_20_body">
      <style:paragraph-properties fo:margin-left="0cm" fo:margin-right="0cm" fo:margin-top="0cm" fo:margin-bottom="0cm" loext:contextual-spacing="false" style:line-height-at-least="0.623cm" fo:text-indent="0cm" style:auto-text-indent="false"/>
    </style:style>
    <style:style style:name="P6" style:family="paragraph" style:parent-style-name="Standard">
      <style:text-properties officeooo:rsid="000929b7" officeooo:paragraph-rsid="000929b7"/>
    </style:style>
    <style:style style:name="P7" style:family="paragraph" style:parent-style-name="Standard">
      <style:text-properties fo:font-weight="bold" officeooo:rsid="000929b7" officeooo:paragraph-rsid="000929b7" style:font-weight-asian="bold" style:font-weight-complex="bold"/>
    </style:style>
    <style:style style:name="P8" style:family="paragraph" style:parent-style-name="Standard">
      <style:text-properties fo:font-weight="bold" officeooo:rsid="000f4702" officeooo:paragraph-rsid="000f4702" style:font-weight-asian="bold" style:font-weight-complex="bold"/>
    </style:style>
    <style:style style:name="P9" style:family="paragraph" style:parent-style-name="Standard">
      <style:text-properties style:use-window-font-color="true" style:font-name="Times New Roman" fo:font-size="10pt" fo:font-weight="bold" officeooo:rsid="000929b7" officeooo:paragraph-rsid="000929b7" style:font-size-asian="10pt" style:font-weight-asian="bold" style:font-size-complex="10pt" style:font-weight-complex="bold"/>
    </style:style>
    <style:style style:name="P10" style:family="paragraph" style:parent-style-name="Standard">
      <style:text-properties style:use-window-font-color="true" style:font-name="Times New Roman" fo:font-size="10pt" officeooo:rsid="000929b7" officeooo:paragraph-rsid="000929b7" style:font-size-asian="10pt" style:font-size-complex="10pt"/>
    </style:style>
    <style:style style:name="P11" style:family="paragraph" style:parent-style-name="Standard">
      <style:paragraph-properties fo:text-align="justify" style:justify-single-word="false"/>
      <style:text-properties style:use-window-font-color="true" style:font-name="Times New Roman" fo:font-size="12pt" officeooo:rsid="000929b7" officeooo:paragraph-rsid="000929b7" style:font-size-asian="12pt" style:font-size-complex="12pt"/>
    </style:style>
    <style:style style:name="P12" style:family="paragraph" style:parent-style-name="Standard">
      <style:text-properties officeooo:rsid="000ecc68" officeooo:paragraph-rsid="000ecc68"/>
    </style:style>
    <style:style style:name="P13" style:family="paragraph" style:parent-style-name="Standard">
      <style:text-properties officeooo:rsid="000f4702" officeooo:paragraph-rsid="000f4702"/>
    </style:style>
    <style:style style:name="P14" style:family="paragraph" style:parent-style-name="Standard">
      <style:paragraph-properties fo:text-align="justify" style:justify-single-word="false">
        <style:tab-stops/>
      </style:paragraph-properties>
      <style:text-properties style:font-name="Times New Roman" fo:font-size="12pt" officeooo:rsid="00102659" officeooo:paragraph-rsid="00134c9c"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02659" officeooo:paragraph-rsid="0011a99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02659" officeooo:paragraph-rsid="0011b411" style:font-size-asian="12pt" style:font-size-complex="12pt"/>
    </style:style>
    <style:style style:name="P17" style:family="paragraph" style:parent-style-name="Standard">
      <style:paragraph-properties fo:text-align="justify" style:justify-single-word="false"/>
      <style:text-properties style:font-name="Times New Roman" fo:font-size="12pt" officeooo:paragraph-rsid="0011a99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1b411" style:font-size-asian="12pt" style:font-size-complex="12pt"/>
    </style:style>
    <style:style style:name="P19" style:family="paragraph" style:parent-style-name="Text_20_body">
      <style:paragraph-properties fo:margin-left="0cm" fo:margin-right="0cm" fo:margin-top="0cm" fo:margin-bottom="0cm" loext:contextual-spacing="false" style:line-height-at-least="0.623cm" fo:orphans="2" fo:widows="2" fo:text-indent="0.693cm" style:auto-text-indent="false"/>
    </style:style>
    <style:style style:name="P20" style:family="paragraph" style:parent-style-name="Text_20_body">
      <style:paragraph-properties fo:margin-left="0cm" fo:margin-right="0cm" fo:margin-top="0cm" fo:margin-bottom="0cm" loext:contextual-spacing="false" style:line-height-at-least="0.623cm" fo:orphans="2" fo:widows="2" fo:text-indent="0.693cm" style:auto-text-indent="false"/>
      <style:text-properties fo:font-variant="normal" fo:text-transform="none" fo:color="#50668d" style:font-name="rockwell" fo:font-size="10.4499998092651pt" fo:letter-spacing="normal" fo:font-style="normal" fo:font-weight="bold"/>
    </style:style>
    <style:style style:name="P21" style:family="paragraph" style:parent-style-name="Text_20_body">
      <style:paragraph-properties fo:margin-left="0cm" fo:margin-right="0cm" fo:margin-top="0cm" fo:margin-bottom="0cm" loext:contextual-spacing="false" style:line-height-at-least="0.623cm" fo:text-indent="0.693cm" style:auto-text-indent="false"/>
      <style:text-properties fo:font-variant="normal" fo:text-transform="none" fo:color="#50668d" fo:letter-spacing="normal"/>
    </style:style>
    <style:style style:name="P22" style:family="paragraph" style:parent-style-name="Text_20_body">
      <style:paragraph-properties fo:margin-left="0cm" fo:margin-right="0cm" fo:margin-top="0cm" fo:margin-bottom="0cm" loext:contextual-spacing="false" style:line-height-at-least="0.623cm" fo:orphans="2" fo:widows="2" fo:text-indent="0.693cm" style:auto-text-indent="false"/>
      <style:text-properties fo:font-variant="normal" fo:text-transform="none" style:use-window-font-color="true" style:font-name="Times New Roman" fo:font-size="10pt" fo:letter-spacing="normal" fo:font-style="normal" fo:font-weight="bold" style:font-size-asian="10pt" style:font-size-complex="10pt"/>
    </style:style>
    <style:style style:name="P23" style:family="paragraph" style:parent-style-name="Text_20_body">
      <style:paragraph-properties fo:margin-left="0cm" fo:margin-right="0cm" fo:margin-top="0cm" fo:margin-bottom="0cm" loext:contextual-spacing="false" style:line-height-at-least="0.623cm" fo:orphans="2" fo:widows="2" fo:text-indent="0.693cm" style:auto-text-indent="false"/>
      <style:text-properties fo:font-variant="normal" fo:text-transform="none" style:use-window-font-color="true" style:font-name="Times New Roman" fo:font-size="10pt" fo:letter-spacing="normal" style:font-size-asian="10pt" style:font-size-complex="10pt"/>
    </style:style>
    <style:style style:name="P24" style:family="paragraph" style:parent-style-name="Standard">
      <style:paragraph-properties fo:break-before="page"/>
      <style:text-properties officeooo:rsid="000929b7" officeooo:paragraph-rsid="000929b7"/>
    </style:style>
    <style:style style:name="P25" style:family="paragraph" style:parent-style-name="Heading_20_5">
      <style:paragraph-properties fo:margin-left="0cm" fo:margin-right="0cm" fo:margin-top="0cm" fo:margin-bottom="0cm" loext:contextual-spacing="false" fo:line-height="126%" fo:text-indent="0cm" style:auto-text-indent="false"/>
    </style:style>
    <style:style style:name="P26" style:family="paragraph" style:parent-style-name="Standard">
      <style:text-properties fo:language="en" fo:country="US" officeooo:rsid="000f4702" officeooo:paragraph-rsid="000f4702"/>
    </style:style>
    <style:style style:name="P27" style:family="paragraph" style:parent-style-name="Standard">
      <style:text-properties fo:language="en" fo:country="US" officeooo:rsid="000f4702" officeooo:paragraph-rsid="0011a99b"/>
    </style:style>
    <style:style style:name="P28" style:family="paragraph" style:parent-style-name="Standard">
      <style:text-properties fo:language="en" fo:country="US" officeooo:rsid="00102659" officeooo:paragraph-rsid="00102659"/>
    </style:style>
    <style:style style:name="P29" style:family="paragraph" style:parent-style-name="Standard">
      <style:paragraph-properties fo:text-align="center" style:justify-single-word="false">
        <style:tab-stops/>
      </style:paragraph-properties>
      <style:text-properties fo:language="en" fo:country="US" officeooo:rsid="00102659" officeooo:paragraph-rsid="00102659"/>
    </style:style>
    <style:style style:name="P30" style:family="paragraph" style:parent-style-name="Standard">
      <style:text-properties fo:language="en" fo:country="US" fo:font-weight="bold" officeooo:rsid="00251cea" officeooo:paragraph-rsid="00251cea" style:font-weight-asian="bold" style:font-weight-complex="bold"/>
    </style:style>
    <style:style style:name="P31"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normal" officeooo:rsid="00102659" officeooo:paragraph-rsid="0011a99b" style:font-size-asian="12pt" style:font-size-complex="12pt"/>
    </style:style>
    <style:style style:name="P32"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normal" officeooo:rsid="00102659" officeooo:paragraph-rsid="0011b411" style:font-size-asian="12pt" style:font-size-complex="12pt"/>
    </style:style>
    <style:style style:name="P3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normal" officeooo:rsid="0015babd" officeooo:paragraph-rsid="0015babd"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bold" officeooo:rsid="0015babd" officeooo:paragraph-rsid="0015bab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sk" fo:country="SK" fo:font-style="normal" fo:font-weight="bold" officeooo:rsid="00236df8" officeooo:paragraph-rsid="00236df8"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normal" officeooo:rsid="0015babd" officeooo:paragraph-rsid="0015bab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officeooo:paragraph-rsid="0015babd" style:font-size-asian="12pt" style:font-size-complex="12pt"/>
    </style:style>
    <style:style style:name="P38" style:family="paragraph" style:parent-style-name="Standard">
      <style:paragraph-properties fo:text-align="justify" style:justify-single-word="false"/>
      <style:text-properties style:font-name="Times New Roman" fo:font-size="12pt" officeooo:paragraph-rsid="0015babd" fo:background-color="#ffff00" style:font-size-asian="12pt" style:font-size-complex="12pt"/>
    </style:style>
    <style:style style:name="P39" style:family="paragraph" style:parent-style-name="Standard">
      <style:text-properties fo:font-weight="bold" officeooo:rsid="000f4702" officeooo:paragraph-rsid="0023a7df" style:font-weight-asian="bold" style:font-weight-complex="bold"/>
    </style:style>
    <style:style style:name="P40" style:family="paragraph" style:parent-style-name="Standard">
      <style:text-properties fo:font-weight="bold" officeooo:rsid="000f4702" officeooo:paragraph-rsid="000f4702" style:font-weight-asian="bold" style:font-weight-complex="bold"/>
    </style:style>
    <style:style style:name="P41" style:family="paragraph" style:parent-style-name="Standard">
      <style:paragraph-properties fo:text-align="start" style:justify-single-word="false"/>
    </style:style>
    <style:style style:name="P42" style:family="paragraph" style:parent-style-name="Standard">
      <style:text-properties officeooo:paragraph-rsid="000f4702"/>
    </style:style>
    <style:style style:name="P43" style:family="paragraph" style:parent-style-name="Text_20_body">
      <style:paragraph-properties fo:text-align="justify" style:justify-single-word="false"/>
      <style:text-properties fo:font-variant="normal" fo:text-transform="none" style:use-window-font-color="true" style:font-name="Times New Roman" fo:font-size="12pt" fo:letter-spacing="normal" fo:language="cs" fo:country="CZ" fo:font-style="normal" fo:font-weight="normal" officeooo:rsid="0015babd" officeooo:paragraph-rsid="0015babd" style:font-size-asian="12pt" style:font-weight-asian="normal" style:font-size-complex="12pt" style:font-weight-complex="normal"/>
    </style:style>
    <style:style style:name="P44" style:family="paragraph" style:parent-style-name="Text_20_body" style:list-style-name="L1">
      <style:paragraph-properties fo:margin-left="0cm" fo:margin-right="0cm" fo:margin-top="0cm" fo:margin-bottom="0cm" loext:contextual-spacing="false" style:line-height-at-least="0.462cm" fo:text-indent="0cm" style:auto-text-indent="false" fo:padding="0cm" fo:border="none"/>
      <style:text-properties fo:font-variant="normal" fo:text-transform="none" fo:color="#50668d" style:font-name="rockwell" fo:font-size="10.4499998092651pt" fo:letter-spacing="normal" fo:font-style="normal" fo:font-weight="bold"/>
    </style:style>
    <style:style style:name="P45" style:family="paragraph" style:parent-style-name="Text_20_body" style:list-style-name="L2">
      <style:paragraph-properties fo:margin-left="0cm" fo:margin-right="0cm" fo:margin-top="0cm" fo:margin-bottom="0cm" loext:contextual-spacing="false" style:line-height-at-least="0.462cm" fo:text-indent="0cm" style:auto-text-indent="false" fo:padding="0cm" fo:border="none"/>
    </style:style>
    <style:style style:name="P46" style:family="paragraph" style:parent-style-name="Text_20_body" style:list-style-name="L3">
      <style:paragraph-properties fo:margin-left="0cm" fo:margin-right="0cm" fo:margin-top="0cm" fo:margin-bottom="0cm" loext:contextual-spacing="false" style:line-height-at-least="0.462cm" fo:text-indent="0cm" style:auto-text-indent="false" fo:padding="0cm" fo:border="none"/>
    </style:style>
    <style:style style:name="P47" style:family="paragraph" style:parent-style-name="Text_20_body" style:list-style-name="L5">
      <style:paragraph-properties fo:margin-left="0cm" fo:margin-right="0cm" fo:margin-top="0cm" fo:margin-bottom="0cm" loext:contextual-spacing="false" style:line-height-at-least="0.462cm" fo:orphans="2" fo:widows="2" fo:text-indent="0cm" style:auto-text-indent="false" fo:padding="0cm" fo:border="none"/>
    </style:style>
    <style:style style:name="P48" style:family="paragraph" style:parent-style-name="Text_20_body" style:list-style-name="L6">
      <style:paragraph-properties fo:margin-left="0cm" fo:margin-right="0cm" fo:margin-top="0cm" fo:margin-bottom="0cm" loext:contextual-spacing="false" style:line-height-at-least="0.462cm"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623cm" fo:orphans="2" fo:widows="2" fo:text-indent="0cm" style:auto-text-indent="false"/>
      <style:text-properties officeooo:paragraph-rsid="0019d99e"/>
    </style:style>
    <style:style style:name="P50" style:family="paragraph" style:parent-style-name="Text_20_body">
      <style:paragraph-properties fo:margin-left="0cm" fo:margin-right="0cm" fo:margin-top="0cm" fo:margin-bottom="0cm" loext:contextual-spacing="false" style:line-height-at-least="0.623cm" fo:orphans="2" fo:widows="2" fo:text-indent="0cm" style:auto-text-indent="false"/>
      <style:text-properties officeooo:paragraph-rsid="0022f176"/>
    </style:style>
    <style:style style:name="P51" style:family="paragraph" style:parent-style-name="Text_20_body">
      <style:paragraph-properties fo:margin-left="0cm" fo:margin-right="0cm" fo:margin-top="0cm" fo:margin-bottom="0cm" loext:contextual-spacing="false" style:line-height-at-least="0.623cm" fo:orphans="2" fo:widows="2" fo:text-indent="0cm" style:auto-text-indent="false"/>
      <style:text-properties style:use-window-font-color="true" style:font-name="Times New Roman" fo:font-size="12pt" officeooo:paragraph-rsid="0019d99e" style:font-size-asian="12pt" style:font-size-complex="12pt"/>
    </style:style>
    <style:style style:name="P52" style:family="paragraph" style:parent-style-name="Text_20_body">
      <style:paragraph-properties fo:margin-left="0cm" fo:margin-right="0cm" fo:margin-top="0cm" fo:margin-bottom="0cm" loext:contextual-spacing="false" style:line-height-at-least="0.623cm" fo:orphans="2" fo:widows="2" fo:text-indent="0cm" style:auto-text-indent="false"/>
      <style:text-properties style:use-window-font-color="true" style:font-name="Times New Roman" fo:font-size="12pt" fo:font-weight="normal" officeooo:paragraph-rsid="0019d99e" style:font-size-asian="12pt" style:font-weight-asian="normal" style:font-size-complex="12pt" style:font-weight-complex="normal"/>
    </style:style>
    <style:style style:name="P53" style:family="paragraph" style:parent-style-name="Text_20_body">
      <style:paragraph-properties fo:margin-left="0cm" fo:margin-right="0cm" fo:margin-top="0cm" fo:margin-bottom="0cm" loext:contextual-spacing="false" style:line-height-at-least="0.623cm" fo:text-align="justify" style:justify-single-word="false" fo:orphans="2" fo:widows="2" fo:text-indent="0cm" style:auto-text-indent="false"/>
      <style:text-properties fo:font-variant="normal" fo:text-transform="none" style:use-window-font-color="true" style:font-name="Times New Roman" fo:font-size="12pt" fo:letter-spacing="normal" fo:language="cs" fo:country="CZ" fo:font-style="normal" fo:font-weight="normal" officeooo:rsid="0015babd" officeooo:paragraph-rsid="00236df8" style:font-size-asian="12pt" style:font-weight-asian="normal" style:font-size-complex="12pt" style:font-weight-complex="normal"/>
    </style:style>
    <style:style style:name="P54" style:family="paragraph" style:parent-style-name="Text_20_body">
      <style:paragraph-properties fo:margin-left="0cm" fo:margin-right="0cm" fo:margin-top="0cm" fo:margin-bottom="0cm" loext:contextual-spacing="false" style:line-height-at-least="0.623cm" fo:orphans="2" fo:widows="2" fo:text-indent="0cm" style:auto-text-indent="false"/>
      <style:text-properties fo:font-weight="bold" officeooo:rsid="00251cea" officeooo:paragraph-rsid="00251cea" style:font-weight-asian="bold" style:font-weight-complex="bold"/>
    </style:style>
    <style:style style:name="P55" style:family="paragraph" style:parent-style-name="Text_20_body" style:list-style-name="L1">
      <style:paragraph-properties fo:margin-top="0cm" fo:margin-bottom="0cm" loext:contextual-spacing="false" style:line-height-at-least="0.462cm" fo:padding="0cm" fo:border="none"/>
      <style:text-properties fo:font-variant="normal" fo:text-transform="none" fo:color="#50668d" style:font-name="rockwell" fo:font-size="10.4499998092651pt" fo:letter-spacing="normal" fo:font-style="normal" fo:font-weight="bold"/>
    </style:style>
    <style:style style:name="P56" style:family="paragraph" style:parent-style-name="Text_20_body" style:list-style-name="L3">
      <style:paragraph-properties fo:margin-top="0cm" fo:margin-bottom="0cm" loext:contextual-spacing="false" style:line-height-at-least="0.462cm" fo:padding="0cm" fo:border="none"/>
      <style:text-properties fo:font-variant="normal" fo:text-transform="none" fo:color="#50668d" style:font-name="rockwell" fo:font-size="10.4499998092651pt" fo:letter-spacing="normal" fo:font-style="normal" fo:font-weight="bold"/>
    </style:style>
    <style:style style:name="P57" style:family="paragraph" style:parent-style-name="Text_20_body" style:list-style-name="L2">
      <style:paragraph-properties fo:margin-top="0cm" fo:margin-bottom="0cm" loext:contextual-spacing="false" style:line-height-at-least="0.462cm" fo:padding="0cm" fo:border="none"/>
    </style:style>
    <style:style style:name="P58" style:family="paragraph" style:parent-style-name="Text_20_body" style:list-style-name="L3">
      <style:paragraph-properties fo:margin-top="0cm" fo:margin-bottom="0cm" loext:contextual-spacing="false" style:line-height-at-least="0.462cm" fo:padding="0cm" fo:border="none"/>
    </style:style>
    <style:style style:name="P59" style:family="paragraph" style:parent-style-name="Text_20_body" style:list-style-name="L5">
      <style:paragraph-properties fo:margin-top="0cm" fo:margin-bottom="0cm" loext:contextual-spacing="false" style:line-height-at-least="0.462cm" fo:orphans="2" fo:widows="2" fo:padding="0cm" fo:border="none"/>
    </style:style>
    <style:style style:name="P60" style:family="paragraph" style:parent-style-name="Text_20_body" style:list-style-name="L6">
      <style:paragraph-properties fo:margin-top="0cm" fo:margin-bottom="0cm" loext:contextual-spacing="false" style:line-height-at-least="0.462cm" fo:orphans="2" fo:widows="2" fo:padding="0cm" fo:border="none"/>
    </style:style>
    <style:style style:name="P61" style:family="paragraph" style:parent-style-name="Text_20_body">
      <loext:graphic-properties draw:fill="solid" draw:fill-color="#ffffff" draw:opacity="100%"/>
      <style:paragraph-properties fo:margin-left="0cm" fo:margin-right="0.231cm" fo:margin-top="0cm" fo:margin-bottom="0.462cm" loext:contextual-spacing="false" fo:orphans="2" fo:widows="2" fo:text-indent="0cm" style:auto-text-indent="false" fo:background-color="#ffffff" fo:padding="0cm" fo:border="none"/>
      <style:text-properties fo:font-variant="normal" fo:text-transform="none" style:use-window-font-color="true" style:font-name="Times New Roman" fo:font-size="12pt" fo:letter-spacing="normal" style:font-size-asian="12pt" style:font-size-complex="12pt"/>
    </style:style>
    <style:style style:name="P62" style:family="paragraph" style:parent-style-name="Text_20_body">
      <loext:graphic-properties draw:fill="solid" draw:fill-color="#ffffff" draw:opacity="100%"/>
      <style:paragraph-properties fo:margin-left="0cm" fo:margin-right="0.231cm" fo:margin-top="0cm" fo:margin-bottom="0.462cm" loext:contextual-spacing="false" fo:orphans="2" fo:widows="2" fo:text-indent="0cm" style:auto-text-indent="false" fo:background-color="#ffffff"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T1" style:family="text">
      <style:text-properties fo:font-variant="normal" fo:text-transform="none" fo:color="#50668d" style:font-name="rockwell" fo:font-size="10.4499998092651pt" fo:letter-spacing="normal" fo:font-style="normal" fo:font-weight="bold"/>
    </style:style>
    <style:style style:name="T2" style:family="text">
      <style:text-properties fo:font-variant="normal" fo:text-transform="none" fo:color="#7391a9" style:font-name="rockwell" fo:font-size="10.4499998092651pt" fo:letter-spacing="normal" fo:font-style="italic" style:text-underline-style="solid" style:text-underline-width="auto" style:text-underline-color="font-color" fo:font-weight="bold"/>
    </style:style>
    <style:style style:name="T3" style:family="text">
      <style:text-properties fo:font-variant="normal" fo:text-transform="none" style:use-window-font-color="true" style:font-name="Times New Roman" fo:font-size="10pt" fo:letter-spacing="normal" fo:font-style="normal" fo:font-weight="bold" style:font-size-asian="10pt" style:font-size-complex="10pt"/>
    </style:style>
    <style:style style:name="T4" style:family="text">
      <style:text-properties fo:font-variant="normal" fo:text-transform="none" style:use-window-font-color="true" style:font-name="Times New Roman" fo:font-size="10pt" fo:letter-spacing="normal" fo:font-style="normal" fo:font-weight="bold" officeooo:rsid="000e50d6" style:font-size-asian="10pt" style:font-size-complex="10pt"/>
    </style:style>
    <style:style style:name="T5" style:family="text">
      <style:text-properties fo:font-variant="normal" fo:text-transform="none" style:use-window-font-color="true" style:font-name="Times New Roman" fo:font-size="10pt" fo:letter-spacing="normal" fo:font-style="italic" style:text-underline-style="solid" style:text-underline-width="auto" style:text-underline-color="font-color" fo:font-weight="bold" style:font-size-asian="10pt" style:font-size-complex="10pt"/>
    </style:style>
    <style:style style:name="T6" style:family="text">
      <style:text-properties fo:font-variant="normal" fo:text-transform="none" style:use-window-font-color="true" style:font-name="Times New Roman" fo:font-size="10pt" fo:letter-spacing="normal" style:font-size-asian="10pt" style:font-size-complex="10pt"/>
    </style:style>
    <style:style style:name="T7"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style:use-window-font-color="true" style:font-name="Times New Roman" fo:font-size="12pt" fo:letter-spacing="normal" fo:font-style="normal" fo:font-weight="normal" officeooo:rsid="000e50d6" style:font-size-asian="12pt" style:font-weight-asian="normal" style:font-size-complex="12pt" style:font-weight-complex="normal"/>
    </style:style>
    <style:style style:name="T9" style:family="text">
      <style:text-properties fo:font-variant="normal" fo:text-transform="none" style:use-window-font-color="true" style:font-name="Times New Roman" fo:font-size="12pt" fo:letter-spacing="normal" fo:font-style="normal" fo:font-weight="normal" officeooo:rsid="001ce3d5" style:font-size-asian="12pt" style:font-weight-asian="normal" style:font-size-complex="12pt" style:font-weight-complex="normal"/>
    </style:style>
    <style:style style:name="T10" style:family="text">
      <style:text-properties fo:font-variant="normal" fo:text-transform="none" style:use-window-font-color="true" style:font-name="Times New Roman" fo:font-size="12pt" fo:letter-spacing="normal" fo:font-style="normal" fo:font-weight="normal" officeooo:rsid="001fc647" style:font-size-asian="12pt" style:font-weight-asian="normal" style:font-size-complex="12pt" style:font-weight-complex="normal"/>
    </style:style>
    <style:style style:name="T11" style:family="text">
      <style:text-properties fo:font-variant="normal" fo:text-transform="none" style:use-window-font-color="true" style:font-name="Times New Roman" fo:font-size="12pt" fo:letter-spacing="normal" fo:language="cs" fo:country="CZ" fo:font-style="normal" fo:font-weight="normal" officeooo:rsid="001ce3d5" style:font-size-asian="12pt" style:font-weight-asian="normal" style:font-size-complex="12pt" style:font-weight-complex="normal"/>
    </style:style>
    <style:style style:name="T12" style:family="text">
      <style:text-properties fo:font-variant="normal" fo:text-transform="none" style:use-window-font-color="true" style:font-name="Times New Roman" fo:font-size="12pt" fo:letter-spacing="normal" fo:language="sk" fo:country="SK"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Times New Roman" fo:font-size="12pt" fo:letter-spacing="normal" fo:language="sk" fo:country="SK" fo:font-style="normal" fo:font-weight="normal" officeooo:rsid="001ce3d5" style:font-size-asian="12pt" style:font-weight-asian="normal" style:font-size-complex="12pt" style:font-weight-complex="normal"/>
    </style:style>
    <style:style style:name="T14" style:family="text">
      <style:text-properties fo:font-variant="normal" fo:text-transform="none" style:use-window-font-color="true" style:font-name="Times New Roman" fo:font-size="12pt" fo:letter-spacing="normal" fo:language="sk" fo:country="SK" fo:font-style="normal" fo:font-weight="normal" officeooo:rsid="001fc647" style:font-size-asian="12pt" style:font-weight-asian="normal" style:font-size-complex="12pt" style:font-weight-complex="normal"/>
    </style:style>
    <style:style style:name="T15" style:family="text">
      <style:text-properties fo:font-variant="normal" fo:text-transform="none" style:use-window-font-color="true" style:font-name="Times New Roman" fo:font-size="12pt" fo:letter-spacing="normal" fo:language="sk" fo:country="SK" fo:font-style="normal" fo:font-weight="normal" officeooo:rsid="000e50d6" style:font-size-asian="12pt" style:font-weight-asian="normal" style:font-size-complex="12pt" style:font-weight-complex="normal"/>
    </style:style>
    <style:style style:name="T16" style:family="text">
      <style:text-properties fo:font-variant="normal" fo:text-transform="none" style:use-window-font-color="true" style:font-name="Times New Roman" fo:font-size="12pt" fo:letter-spacing="normal" fo:language="sk" fo:country="SK" fo:font-style="normal" fo:font-weight="normal" officeooo:rsid="0021a117" style:font-size-asian="12pt" style:font-weight-asian="normal" style:font-size-complex="12pt" style:font-weight-complex="normal"/>
    </style:style>
    <style:style style:name="T17" style:family="text">
      <style:text-properties fo:font-variant="normal" fo:text-transform="none" style:use-window-font-color="true" style:font-name="Times New Roman" fo:font-size="12pt" fo:letter-spacing="normal" fo:language="en" fo:country="US" fo:font-style="normal" fo:font-weight="normal" style:font-size-asian="12pt" style:font-weight-asian="normal" style:font-size-complex="12pt" style:font-weight-complex="normal"/>
    </style:style>
    <style:style style:name="T18" style:family="text">
      <style:text-properties fo:font-variant="normal" fo:text-transform="none" style:use-window-font-color="true" style:font-name="Times New Roman" fo:font-size="12pt" fo:letter-spacing="normal" fo:language="en" fo:country="US" fo:font-style="normal" fo:font-weight="normal" officeooo:rsid="001ce3d5" style:font-size-asian="12pt" style:font-weight-asian="normal" style:font-size-complex="12pt" style:font-weight-complex="normal"/>
    </style:style>
    <style:style style:name="T19" style:family="text">
      <style:text-properties fo:font-variant="normal" fo:text-transform="none" style:use-window-font-color="true" style:font-name="Times New Roman" fo:font-size="12pt" fo:letter-spacing="normal" fo:language="en" fo:country="US" fo:font-style="normal" fo:font-weight="normal" officeooo:rsid="001fc647" style:font-size-asian="12pt" style:font-weight-asian="normal" style:font-size-complex="12pt" style:font-weight-complex="normal"/>
    </style:style>
    <style:style style:name="T20" style:family="text">
      <style:text-properties fo:font-variant="normal" fo:text-transform="none" style:use-window-font-color="true" style:font-name="Times New Roman" fo:font-size="12pt" fo:letter-spacing="normal" fo:language="en" fo:country="US" fo:font-style="normal" fo:font-weight="normal" officeooo:rsid="000e50d6" style:font-size-asian="12pt" style:font-weight-asian="normal" style:font-size-complex="12pt" style:font-weight-complex="normal"/>
    </style:style>
    <style:style style:name="T21" style:family="text">
      <style:text-properties fo:font-variant="normal" fo:text-transform="none" style:use-window-font-color="true" fo:letter-spacing="normal" fo:language="cs" fo:country="CZ" fo:font-style="normal" fo:font-weight="normal"/>
    </style:style>
    <style:style style:name="T22" style:family="text">
      <style:text-properties fo:font-variant="normal" fo:text-transform="none" style:use-window-font-color="true" fo:letter-spacing="normal" fo:language="cs" fo:country="CZ" fo:font-style="normal" fo:font-weight="normal" officeooo:rsid="00134c9c"/>
    </style:style>
    <style:style style:name="T23" style:family="text">
      <style:text-properties fo:font-variant="normal" fo:text-transform="none" style:use-window-font-color="true" fo:letter-spacing="normal" fo:language="cs" fo:country="CZ" fo:font-style="normal" fo:font-weight="normal" officeooo:rsid="0011a99b"/>
    </style:style>
    <style:style style:name="T24" style:family="text">
      <style:text-properties fo:font-variant="normal" fo:text-transform="none" style:use-window-font-color="true" fo:letter-spacing="normal" fo:language="cs" fo:country="CZ" fo:font-style="normal" fo:font-weight="normal" officeooo:rsid="00102659"/>
    </style:style>
    <style:style style:name="T25" style:family="text">
      <style:text-properties fo:font-variant="normal" fo:text-transform="none" style:use-window-font-color="true" fo:letter-spacing="normal" fo:language="cs" fo:country="CZ" fo:font-style="normal" fo:font-weight="normal" officeooo:rsid="0011b411"/>
    </style:style>
    <style:style style:name="T26" style:family="text">
      <style:text-properties fo:font-variant="normal" fo:text-transform="none" style:use-window-font-color="true" fo:letter-spacing="normal" fo:language="cs" fo:country="CZ" fo:font-style="normal" fo:font-weight="normal" officeooo:rsid="0015babd"/>
    </style:style>
    <style:style style:name="T27" style:family="text">
      <style:text-properties fo:font-variant="normal" fo:text-transform="none" style:use-window-font-color="true" fo:letter-spacing="normal" fo:language="cs" fo:country="CZ" fo:font-style="normal" fo:font-weight="normal" officeooo:rsid="0013a3a5" fo:background-color="#ffffff" loext:char-shading-value="0" loext:padding="0cm" loext:border="none"/>
    </style:style>
    <style:style style:name="T28" style:family="text">
      <style:text-properties fo:font-variant="normal" fo:text-transform="none" style:use-window-font-color="true" fo:letter-spacing="normal" fo:language="cs" fo:country="CZ" fo:font-style="normal" fo:font-weight="normal" officeooo:rsid="0015babd" fo:background-color="#ffffff" loext:char-shading-value="0" loext:padding="0cm" loext:border="none"/>
    </style:style>
    <style:style style:name="T29" style:family="text">
      <style:text-properties fo:font-variant="normal" fo:text-transform="none" style:use-window-font-color="true" fo:letter-spacing="normal" fo:language="cs" fo:country="CZ" fo:font-style="normal" fo:font-weight="normal" officeooo:rsid="0013a3a5"/>
    </style:style>
    <style:style style:name="T30" style:family="text">
      <style:text-properties fo:font-variant="normal" fo:text-transform="none" style:use-window-font-color="true" fo:letter-spacing="normal" fo:font-style="normal" fo:font-weight="normal" loext:padding="0cm" loext:border="none"/>
    </style:style>
    <style:style style:name="T31" style:family="text">
      <style:text-properties fo:font-variant="normal" fo:text-transform="none" style:use-window-font-color="true" style:font-name="Times New Roman" fo:font-size="12pt" fo:letter-spacing="normal" fo:font-style="normal" fo:font-weight="normal" officeooo:rsid="000e50d6" style:font-size-asian="12pt" style:font-size-complex="12pt"/>
    </style:style>
    <style:style style:name="T32" style:family="text">
      <style:text-properties fo:font-variant="normal" fo:text-transform="none" style:use-window-font-color="true" style:font-name="Times New Roman" fo:font-size="12pt" fo:letter-spacing="normal" fo:font-style="normal" fo:font-weight="bold" officeooo:rsid="000e50d6" style:font-size-asian="12pt" style:font-size-complex="12pt"/>
    </style:style>
    <style:style style:name="T33" style:family="text">
      <style:text-properties fo:font-variant="normal" fo:text-transform="none" style:use-window-font-color="true" style:font-name="Times New Roman" fo:font-size="12pt" fo:letter-spacing="normal" fo:language="cs" fo:country="CZ" fo:font-style="normal" fo:font-weight="normal" officeooo:rsid="001ce3d5" style:font-size-asian="12pt" style:font-size-complex="12pt"/>
    </style:style>
    <style:style style:name="T34" style:family="text">
      <style:text-properties fo:font-variant="normal" fo:text-transform="none" style:use-window-font-color="true" style:font-name="Times New Roman" fo:font-size="12pt" fo:letter-spacing="normal" fo:language="cs" fo:country="CZ" fo:font-style="normal" fo:font-weight="normal" officeooo:rsid="0019d99e" style:font-size-asian="12pt" style:font-size-complex="12pt"/>
    </style:style>
    <style:style style:name="T35" style:family="text">
      <style:text-properties fo:font-variant="normal" fo:text-transform="none" style:use-window-font-color="true" style:font-name="Times New Roman" fo:font-size="12pt" fo:letter-spacing="normal" fo:language="cs" fo:country="CZ" fo:font-style="normal" fo:font-weight="normal" officeooo:rsid="001bafbf" style:font-size-asian="12pt" style:font-size-complex="12pt"/>
    </style:style>
    <style:style style:name="T36" style:family="text">
      <style:text-properties fo:font-variant="normal" fo:text-transform="none" style:use-window-font-color="true" style:font-name="Times New Roman" fo:font-size="12pt" fo:letter-spacing="normal" fo:language="cs" fo:country="CZ" fo:font-style="normal" fo:font-weight="normal" officeooo:rsid="000e50d6" style:font-size-asian="12pt" style:font-size-complex="12pt"/>
    </style:style>
    <style:style style:name="T37" style:family="text">
      <style:text-properties fo:font-variant="normal" fo:text-transform="none" style:use-window-font-color="true" style:font-name="Times New Roman" fo:font-size="12pt" fo:letter-spacing="normal" fo:language="cs" fo:country="CZ" fo:font-style="normal" fo:font-weight="normal" officeooo:rsid="001fc647" style:font-size-asian="12pt" style:font-size-complex="12pt"/>
    </style:style>
    <style:style style:name="T38" style:family="text">
      <style:text-properties fo:font-variant="normal" fo:text-transform="none" style:use-window-font-color="true" style:font-name="Times New Roman" fo:font-size="12pt" fo:letter-spacing="normal" fo:language="cs" fo:country="CZ" fo:font-style="normal" fo:font-weight="normal" officeooo:rsid="001bafbf" style:font-size-asian="12pt" style:font-weight-asian="normal" style:font-size-complex="12pt" style:font-weight-complex="normal"/>
    </style:style>
    <style:style style:name="T39" style:family="text">
      <style:text-properties fo:font-variant="normal" fo:text-transform="none" style:use-window-font-color="true" style:font-name="Times New Roman" fo:font-size="12pt" fo:letter-spacing="normal" fo:language="sk" fo:country="SK" fo:font-style="normal" fo:font-weight="normal" officeooo:rsid="001fc647" style:font-size-asian="12pt" style:font-size-complex="12pt"/>
    </style:style>
    <style:style style:name="T40" style:family="text">
      <style:text-properties fo:font-variant="normal" fo:text-transform="none" style:use-window-font-color="true" style:font-name="Times New Roman" fo:font-size="12pt" fo:letter-spacing="normal" fo:language="sk" fo:country="SK" fo:font-style="normal" fo:font-weight="normal" officeooo:rsid="0019d99e" style:font-size-asian="12pt" style:font-size-complex="12pt"/>
    </style:style>
    <style:style style:name="T41" style:family="text">
      <style:text-properties fo:font-variant="normal" fo:text-transform="none" style:use-window-font-color="true" style:font-name="Times New Roman" fo:font-size="12pt" fo:letter-spacing="normal" fo:language="sk" fo:country="SK" fo:font-style="normal" fo:font-weight="normal" officeooo:rsid="0020e89c" style:font-size-asian="12pt" style:font-size-complex="12pt"/>
    </style:style>
    <style:style style:name="T42" style:family="text">
      <style:text-properties fo:font-variant="normal" fo:text-transform="none" style:use-window-font-color="true" style:font-name="Times New Roman" fo:font-size="12pt" fo:letter-spacing="normal" fo:language="sk" fo:country="SK" fo:font-style="normal" fo:font-weight="normal" officeooo:rsid="0021a117" style:font-size-asian="12pt" style:font-weight-asian="normal" style:font-size-complex="12pt" style:font-weight-complex="normal"/>
    </style:style>
    <style:style style:name="T43" style:family="text">
      <style:text-properties fo:font-variant="normal" fo:text-transform="none" style:use-window-font-color="true" style:font-name="Times New Roman" fo:font-size="12pt" fo:letter-spacing="normal" fo:language="en" fo:country="US" fo:font-style="normal" fo:font-weight="normal" officeooo:rsid="000e50d6" style:font-size-asian="12pt" style:font-size-complex="12pt"/>
    </style:style>
    <style:style style:name="T44" style:family="text">
      <style:text-properties fo:font-variant="normal" fo:text-transform="none" style:use-window-font-color="true" style:font-name="Times New Roman" fo:font-size="12pt" fo:letter-spacing="normal" fo:language="en" fo:country="US" fo:font-style="normal" fo:font-weight="normal" style:font-size-asian="12pt" style:font-weight-asian="normal" style:font-size-complex="12pt" style:font-weight-complex="normal"/>
    </style:style>
    <style:style style:name="T45" style:family="text">
      <style:text-properties fo:font-variant="normal" fo:text-transform="none" style:use-window-font-color="true" style:font-name="Times New Roman" fo:font-size="12pt" fo:letter-spacing="normal" fo:language="en" fo:country="US" fo:font-style="normal" fo:font-weight="normal" fo:background-color="#ffff00" loext:char-shading-value="0" style:font-size-asian="12pt" style:font-weight-asian="normal" style:font-size-complex="12pt" style:font-weight-complex="normal"/>
    </style:style>
    <style:style style:name="T46" style:family="text">
      <style:text-properties fo:font-variant="normal" fo:text-transform="none" style:use-window-font-color="true" style:font-name="Times New Roman" fo:font-size="12pt" fo:letter-spacing="normal" fo:language="en" fo:country="US" fo:font-style="normal" fo:font-weight="normal" fo:background-color="#ffff00" loext:char-shading-value="0" style:font-size-asian="12pt" style:font-weight-asian="normal" style:font-size-complex="12pt" style:font-weight-complex="normal"/>
    </style:style>
    <style:style style:name="T47" style:family="text">
      <style:text-properties fo:font-variant="normal" fo:text-transform="none" fo:letter-spacing="normal" fo:font-style="normal" officeooo:rsid="000e50d6"/>
    </style:style>
    <style:style style:name="T48" style:family="text">
      <style:text-properties style:text-position="super 58%"/>
    </style:style>
    <style:style style:name="T49" style:family="text">
      <style:text-properties fo:language="cs" fo:country="CZ"/>
    </style:style>
    <style:style style:name="T50" style:family="text">
      <style:text-properties fo:language="cs" fo:country="CZ" officeooo:rsid="0011a99b"/>
    </style:style>
    <style:style style:name="T51" style:family="text">
      <style:text-properties fo:language="cs" fo:country="CZ" officeooo:rsid="0011b411"/>
    </style:style>
    <style:style style:name="T52" style:family="text">
      <style:text-properties fo:language="cs" fo:country="CZ" fo:font-style="normal" fo:font-weight="normal" officeooo:rsid="00185a04"/>
    </style:style>
    <style:style style:name="T53" style:family="text">
      <style:text-properties fo:language="cs" fo:country="CZ" officeooo:rsid="00185a04"/>
    </style:style>
    <style:style style:name="T54" style:family="text">
      <style:text-properties fo:language="en" fo:country="US"/>
    </style:style>
    <style:style style:name="T55" style:family="text">
      <style:text-properties fo:language="en" fo:country="US" officeooo:rsid="0011a99b"/>
    </style:style>
    <style:style style:name="T56" style:family="text">
      <style:text-properties fo:language="en" fo:country="US" officeooo:rsid="00165f09"/>
    </style:style>
    <style:style style:name="T57" style:family="text">
      <style:text-properties fo:language="en" fo:country="US" officeooo:rsid="00185a04"/>
    </style:style>
    <style:style style:name="T58" style:family="text">
      <style:text-properties fo:language="en" fo:country="US" officeooo:rsid="0023a7df"/>
    </style:style>
    <style:style style:name="T59" style:family="text">
      <style:text-properties fo:language="en" fo:country="US" officeooo:rsid="00251cea"/>
    </style:style>
    <style:style style:name="T60" style:family="text">
      <style:text-properties style:use-window-font-color="true" fo:language="cs" fo:country="CZ"/>
    </style:style>
    <style:style style:name="T61" style:family="text">
      <style:text-properties fo:background-color="#ffff00" loext:char-shading-value="0"/>
    </style:style>
    <style:style style:name="T62" style:family="text">
      <style:text-properties fo:font-style="normal" fo:font-weight="normal"/>
    </style:style>
    <style:style style:name="T63" style:family="text">
      <style:text-properties officeooo:rsid="00185a04"/>
    </style:style>
    <style:style style:name="T64" style:family="text">
      <style:text-properties fo:language="sk" fo:country="SK"/>
    </style:style>
    <style:style style:name="T65" style:family="text">
      <style:text-properties fo:language="sk" fo:country="SK" officeooo:rsid="00236df8"/>
    </style:style>
    <style:style style:name="T66" style:family="text">
      <style:text-properties fo:language="sk" fo:country="SK" officeooo:rsid="0023a7df"/>
    </style:style>
    <style:style style:name="T67" style:family="text">
      <style:text-properties fo:language="sk" fo:country="SK" officeooo:rsid="00251cea"/>
    </style:style>
    <style:style style:name="T68" style:family="text">
      <style:text-properties style:font-name="AdvPSNCS-R" fo:font-size="9pt" style:font-size-asian="9pt"/>
    </style:style>
    <style:style style:name="T69" style:family="text">
      <style:text-properties style:font-name="AdvPSNCS-R" fo:font-size="9pt" fo:font-weight="bold" officeooo:rsid="000f4702" style:font-size-asian="9pt"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ain Page:</text:p>
      <text:p text:style-name="P12"/>
      <text:p text:style-name="P12"/>
      <text:p text:style-name="P12">Biogeography of the Carpathians: <text:span text:style-name="T61">XXX</text:span></text:p>
      <text:p text:style-name="P6"/>
      <text:p text:style-name="P12">3<text:span text:style-name="T48">rd</text:span> Interdisciplinary Symposium</text:p>
      <text:p text:style-name="P6"/>
      <text:p text:style-name="P12">8 – 10 September, Prague, Czechia</text:p>
      <text:p text:style-name="P6"/>
      <text:p text:style-name="P6"/>
      <text:p text:style-name="P6"/>
      <text:p text:style-name="P6"/>
      <text:p text:style-name="P6"/>
      <text:p text:style-name="P39">Horna lista:</text:p>
      <text:p text:style-name="P39"><text:span text:style-name="T66"/></text:p>
      <text:p text:style-name="P39"><text:span text:style-name="T66">Home,<text:tab/>Venue, Registration </text:span><text:span text:style-name="T58">&amp; Fee, </text:span><text:span text:style-name="T66">Programme, </text:span><text:span text:style-name="T67">Scientific</text:span><text:span text:style-name="T59"> and O</text:span><text:span text:style-name="T66">rganis</text:span><text:span text:style-name="T59">ing</text:span><text:span text:style-name="T66"> commetee </text:span><text:span text:style-name="T58">&amp; Contact</text:span><text:span text:style-name="T66"><text:tab/></text:span></text:p>
      <text:p text:style-name="P13"/>
      <text:p text:style-name="P8"/>
      <text:p text:style-name="P30">Home</text:p>
      <text:p text:style-name="P54"><text:span text:style-name="Strong_20_Emphasis"><text:span text:style-name="T17">The </text:span></text:span><text:span text:style-name="Strong_20_Emphasis"><text:span text:style-name="T14">t</text:span></text:span><text:span text:style-name="Strong_20_Emphasis"><text:span text:style-name="T20">hird</text:span></text:span><text:span text:style-name="Strong_20_Emphasis"><text:span text:style-name="T17"> </text:span></text:span><text:span text:style-name="Strong_20_Emphasis"><text:span text:style-name="T14">i</text:span></text:span><text:span text:style-name="Strong_20_Emphasis"><text:span text:style-name="T17">nterdisciplinary </text:span></text:span><text:span text:style-name="Strong_20_Emphasis"><text:span text:style-name="T14">s</text:span></text:span><text:span text:style-name="Strong_20_Emphasis"><text:span text:style-name="T17">ymposium “</text:span></text:span><text:span text:style-name="Emphasis"><text:span text:style-name="T17">Biogeography of the Carpathians”</text:span></text:span><text:span text:style-name="Emphasis"><text:span text:style-name="T12"> </text:span></text:span><text:span text:style-name="Emphasis"><text:span text:style-name="T14">will be held in September 2022 in Prague, Czechia. The third edition</text:span></text:span><text:span text:style-name="Emphasis"><text:span text:style-name="T12"> </text:span></text:span><text:span text:style-name="Emphasis"><text:span text:style-name="T14">is a contituation of symposia</text:span></text:span><text:span text:style-name="T15"> </text:span><text:span text:style-name="T11">organised in </text:span><text:span text:style-name="T18">Kraków, </text:span><text:span text:style-name="T19">Poland (2013</text:span><text:span text:style-name="T13">)</text:span><text:span text:style-name="T11"> and </text:span><text:span text:style-name="T13">Cluj, Romania </text:span><text:span text:style-name="T19">(2017</text:span><text:span text:style-name="T14">), </text:span><text:span text:style-name="T16">and</text:span><text:span text:style-name="T14"> represents </text:span><text:span text:style-name="T43">a</text:span><text:span text:style-name="T33"> </text:span><text:span text:style-name="T43">platform for free exchange of ideas, </text:span><text:span text:style-name="T34">research </text:span><text:span text:style-name="T37">a</text:span><text:span text:style-name="T39">dvances</text:span><text:span text:style-name="T40"> </text:span><text:span text:style-name="T34">and future </text:span><text:span text:style-name="T41">research </text:span><text:span text:style-name="T34">directions</text:span><text:span text:style-name="T36"> </text:span><text:span text:style-name="T35">shared by</text:span><text:span text:style-name="T34"> scientists </text:span><text:span text:style-name="T35">co</text:span><text:span text:style-name="T43">nnected by their common interests on diverse aspects of </text:span><text:span text:style-name="T38">the Carpathian biodiversity. </text:span><text:span text:style-name="T46">The topics of the present symposium will address: </text:span></text:p>
      <text:p text:style-name="P8"/>
      <text:p text:style-name="P8"/>
      <text:p text:style-name="P8"/>
      <text:p text:style-name="P8"/>
      <text:p text:style-name="P8"/>
      <text:p text:style-name="P8"/>
      <text:p text:style-name="P8"/>
      <text:p text:style-name="P8"><text:span text:style-name="T68">with biogeography and</text:span></text:p>
      <text:p text:style-name="P41"><text:span text:style-name="T68">evolution of the Carpathian biota. The objectives</text:span></text:p>
      <text:p text:style-name="P41"><text:span text:style-name="T68">were to discuss these issues from the perspectives</text:span></text:p>
      <text:p text:style-name="P41"><text:span text:style-name="T68">of different methodological approaches and proxies</text:span></text:p>
      <text:p text:style-name="P41"><text:span text:style-name="T68">(phylogeographical inference, geographical range</text:span></text:p>
      <text:p text:style-name="P41"><text:span text:style-name="T68">analyses, palaeobiological reconstructions, landscape</text:span></text:p>
      <text:p text:style-name="P41"><text:span text:style-name="T68">ecology, ecological modelling) across plants, animals,</text:span></text:p>
      <text:p text:style-name="P41"><text:span text:style-name="T68">and fungi. The ultimate scientific aims were</text:span></text:p>
      <text:p text:style-name="P41"><text:span text:style-name="T68">to provide a timely overview of recent advances on</text:span></text:p>
      <text:p text:style-name="P41"><text:span text:style-name="T68">the evolution of the Carpathian biota in the spatiotemporal</text:span></text:p>
      <text:p text:style-name="P41"><text:span text:style-name="T68">context, including such topics as history</text:span></text:p>
      <text:p text:style-name="P41"><text:span text:style-name="T68">and future of species range shifts, mechanisms</text:span></text:p>
      <text:p text:style-name="P41"><text:span text:style-name="T68">of diversification and spatial distribution of the</text:span></text:p>
      <text:p text:style-name="P41"><text:span text:style-name="T68">Carpathian biodiversity, identification and conservation</text:span></text:p>
      <text:p text:style-name="P41"><text:span text:style-name="T68">of biodiversity hot spots across the Carpathian</text:span></text:p>
      <text:p text:style-name="P42"><text:span text:style-name="T69">arc, and, finally, the biogeographical </text:span><text:span text:style-name="T68">relationships of the Carpathians to adjacent areas,</text:span></text:p>
      <text:p text:style-name="P41"><text:span text:style-name="T68">other Eurasian mountain ranges, and the Arctic.</text:span></text:p>
      <text:p text:style-name="P8"><text:span text:style-name="T68"/></text:p>
      <text:p text:style-name="P8"/>
      <text:p text:style-name="P8">Venue</text:p>
      <text:p text:style-name="P13"/>
      <text:p text:style-name="P13"><text:span text:style-name="T54">Symposium</text:span> venue </text:p>
      <text:p text:style-name="P13"><text:soft-page-break/></text:p>
      <text:p text:style-name="P13">Velk<text:span text:style-name="T49">á geologická posluchárna </text:span><text:span text:style-name="T54">Lecture Hall</text:span></text:p>
      <text:p text:style-name="P26">Faculty of Science, Charles University</text:p>
      <text:p text:style-name="P26">Albertov 6</text:p>
      <text:p text:style-name="P27">Prague, Czech Republic</text:p>
      <text:p text:style-name="P27">50°4'8.174"N, 14°25'28.102"E</text:p>
      <text:p text:style-name="P27"><text:s/></text:p>
      <text:p text:style-name="P26"/>
      <text:p text:style-name="P28">(obrazok poslucharne na tuto stranku)</text:p>
      <text:p text:style-name="P28">https://www.natur.cuni.cz/geografie/aktuality/den-otevrenych-dveri-prf-uk-2017</text:p>
      <text:p text:style-name="P28"/>
      <text:p text:style-name="P28">Transportation</text:p>
      <text:p text:style-name="P29"/>
      <text:p text:style-name="P14"><text:span text:style-name="T54">Arrival by plane to V</text:span><text:span text:style-name="T49">áclav Havel international airport</text:span></text:p>
      <text:p text:style-name="P14"><text:span text:style-name="T21">From the bus </text:span><text:span text:style-name="T22">stop</text:span><text:span text:style-name="T21"> at V</text:span><text:span text:style-name="T26">á</text:span><text:span text:style-name="T21">clav Havel Airport (Terminal 1 / Terminal 2) take a bus </text:span><text:span text:style-name="T26">n</text:span><text:span text:style-name="T21">o. 119 direction to the terminal st</text:span><text:span text:style-name="T22">op</text:span><text:span text:style-name="T21"> Nádraží Veleslavín where you change to a metro line A to Hradčanská station where </text:span><text:span text:style-name="T23">you get off and </text:span><text:span text:style-name="T22">change to</text:span><text:span text:style-name="T21"> a tram no. 18 to Albertov where you get off </text:span><text:span text:style-name="T23">and walk ca 250 m to Albertov 6 </text:span><text:span text:style-name="T21">(duration </text:span><text:span text:style-name="T23">ca 5</text:span><text:span text:style-name="T21">5 min).</text:span><text:span text:style-name="T60"> </text:span></text:p>
      <text:p text:style-name="P11"/>
      <text:p text:style-name="P15"><text:span text:style-name="T54">Arrival by</text:span><text:span text:style-name="T49"> </text:span><text:span text:style-name="T50">train</text:span><text:span text:style-name="T49"> </text:span><text:span text:style-name="T54">to </text:span><text:span text:style-name="T55">Prague </text:span><text:span text:style-name="T50">main railway station</text:span></text:p>
      <text:p text:style-name="P17"><text:span text:style-name="T23">T</text:span><text:span text:style-name="T24">ake a </text:span><text:span text:style-name="T23">tram no. 9 to Národní třída </text:span><text:span text:style-name="T24">where you change to a t</text:span><text:span text:style-name="T25">ram no. 18</text:span><text:span text:style-name="T24"> </text:span><text:span text:style-name="T25">to </text:span><text:span text:style-name="T24">Albertov</text:span><text:span text:style-name="T25"> </text:span><text:span text:style-name="T24">where you get off </text:span><text:span text:style-name="T23">and walk ca 250 m to Albertov 6 </text:span><text:span text:style-name="T24">(duration </text:span><text:span text:style-name="T23">ca </text:span><text:span text:style-name="T25">20</text:span><text:span text:style-name="T24"> min).</text:span></text:p>
      <text:p text:style-name="P31"/>
      <text:p text:style-name="P16"><text:span text:style-name="T54">Arrival by</text:span><text:span text:style-name="T49"> </text:span><text:span text:style-name="T51">bus</text:span><text:span text:style-name="T49"> </text:span><text:span text:style-name="T54">to </text:span><text:span text:style-name="T51">main station </text:span><text:span text:style-name="T55">Prague </text:span><text:span text:style-name="T50">- </text:span><text:span text:style-name="T51">Florenc</text:span></text:p>
      <text:p text:style-name="P18"><text:span text:style-name="T23">T</text:span><text:span text:style-name="T24">ake a </text:span><text:span text:style-name="T25">metro line B to Karlovo náměstí station</text:span><text:span text:style-name="T24"> where you change to a t</text:span><text:span text:style-name="T25">ram no. 14 or 18 or 24 to </text:span><text:span text:style-name="T24">Albertov</text:span><text:span text:style-name="T25"> </text:span><text:span text:style-name="T24">where you get off </text:span><text:span text:style-name="T23">and walk ca 250 m to Albertov 6 </text:span><text:span text:style-name="T24">(duration </text:span><text:span text:style-name="T23">ca </text:span><text:span text:style-name="T25">20</text:span><text:span text:style-name="T24"> min).</text:span></text:p>
      <text:p text:style-name="P32"/>
      <text:p text:style-name="P37"><text:span text:style-name="T24">F</text:span><text:span text:style-name="T29">ood</text:span></text:p>
      <text:p text:style-name="P37"><text:span text:style-name="T27"/></text:p>
      <text:p text:style-name="P37"><text:span text:style-name="T27">TB</text:span><text:span text:style-name="T28">A</text:span></text:p>
      <text:p text:style-name="P38"><text:span text:style-name="T30">We will provide two meal choices for lunch (both days) &amp; dinner (10th Sept), a local non-vegetarian and vegetarian cuisine. Please select your choice during registration. We will also provide an exact composition of each meal on site. If you have any food allergies please check carefully each description.</text:span></text:p>
      <text:p text:style-name="P35">Registration and fee</text:p>
      <text:p text:style-name="P53">The symposium fee includes: attendance costs, coffee breaks<text:span text:style-name="T64"> </text:span><text:span text:style-name="T65">and</text:span><text:span text:style-name="T64"> </text:span><text:span text:style-name="T61">conference materials</text:span>.</text:p>
      <text:p text:style-name="P34"/>
      <text:p text:style-name="P34"/>
      <text:p text:style-name="P34">Contact</text:p>
      <text:p text:style-name="P34"/>
      <text:p text:style-name="P33">Need help / <text:span text:style-name="T54">advice?</text:span></text:p>
      <text:p text:style-name="P33"><text:span text:style-name="T54"/></text:p>
      <text:p text:style-name="P33"><text:span text:style-name="T54">Please, contact local organizers for </text:span><text:span text:style-name="T56">help / a</text:span><text:span text:style-name="T54">dvice on </text:span><text:span text:style-name="T56">any</text:span><text:span text:style-name="T54"> </text:span><text:span text:style-name="T56">a</text:span><text:span text:style-name="T54">spect of the </text:span><text:span text:style-name="T56">e</text:span><text:span text:style-name="T54">vent. </text:span></text:p>
      <text:p text:style-name="P33"><text:span text:style-name="T54"/></text:p>
      <text:p text:style-name="P43"><text:span text:style-name="T54">Ben</text:span><text:span text:style-name="T57">á</text:span><text:span text:style-name="T54">tsk</text:span><text:span text:style-name="T63">á</text:span><text:span text:style-name="T54"> 6, 128 01 Prague 2, Czech Republic</text:span></text:p>
      <text:p text:style-name="P61"><text:span text:style-name="T62">+420-</text:span><text:span text:style-name="T52">22-195-1642</text:span></text:p>
      <text:p text:style-name="P62"><text:span text:style-name="T53">mrazpat</text:span>@natur.cuni.cz</text:p>
      <text:p text:style-name="P33"><text:span text:style-name="T54"/></text:p>
      <text:p text:style-name="P24">Biogeography of the Carpathians WEB</text:p>
      <text:p text:style-name="P6"/>
      <text:p text:style-name="P7">Home</text:p>
      <text:p text:style-name="P50"><text:span text:style-name="Strong_20_Emphasis"><text:span text:style-name="T7">The </text:span></text:span><text:span text:style-name="Strong_20_Emphasis"><text:span text:style-name="T14">t</text:span></text:span><text:span text:style-name="Strong_20_Emphasis"><text:span text:style-name="T8">hird</text:span></text:span><text:span text:style-name="Strong_20_Emphasis"><text:span text:style-name="T7"> </text:span></text:span><text:span text:style-name="Strong_20_Emphasis"><text:span text:style-name="T14">i</text:span></text:span><text:span text:style-name="Strong_20_Emphasis"><text:span text:style-name="T7">nterdisciplinary </text:span></text:span><text:span text:style-name="Strong_20_Emphasis"><text:span text:style-name="T14">s</text:span></text:span><text:span text:style-name="Strong_20_Emphasis"><text:span text:style-name="T7">ymposium “</text:span></text:span><text:span text:style-name="Strong_20_Emphasis"><text:span text:style-name="Emphasis"><text:span text:style-name="T7">Biogeography of the Carpathians”</text:span></text:span></text:span><text:span text:style-name="Strong_20_Emphasis"><text:span text:style-name="Emphasis"><text:span text:style-name="T12"> </text:span></text:span></text:span><text:span text:style-name="Strong_20_Emphasis"><text:span text:style-name="Emphasis"><text:span text:style-name="T14">will be held in September 2022 in Prague, Czechia. The third edition</text:span></text:span></text:span><text:span text:style-name="Strong_20_Emphasis"><text:span text:style-name="Emphasis"><text:span text:style-name="T12"> </text:span></text:span></text:span><text:span text:style-name="Strong_20_Emphasis"><text:span text:style-name="Emphasis"><text:span text:style-name="T14">is a contituation of symposia</text:span></text:span></text:span><text:span text:style-name="T15"> </text:span><text:span text:style-name="T11">organised in </text:span><text:span text:style-name="T18">Kraków, </text:span><text:span text:style-name="T19">Poland (2013</text:span><text:span text:style-name="T13">)</text:span><text:span text:style-name="T11"> and </text:span><text:span text:style-name="T13">Cluj, Romania </text:span><text:span text:style-name="T19">(2017</text:span><text:span text:style-name="T14">), </text:span><text:span text:style-name="T16">and</text:span><text:span text:style-name="T14"> represents </text:span><text:span text:style-name="T31">a</text:span><text:span text:style-name="T33"> </text:span><text:span text:style-name="T31">platform for free exchange of ideas, </text:span><text:span text:style-name="T34">research </text:span><text:span text:style-name="T37">a</text:span><text:span text:style-name="T39">dvances</text:span><text:span text:style-name="T40"> </text:span><text:span text:style-name="T34">and future </text:span><text:span text:style-name="T41">research </text:span><text:span text:style-name="T34">directions</text:span><text:span text:style-name="T36"> </text:span><text:span text:style-name="T35">shared by</text:span><text:span text:style-name="T34"> scientists </text:span><text:span text:style-name="T35">co</text:span><text:span text:style-name="T31">nnected by their common interests on diverse aspects of </text:span><text:span text:style-name="T38">the Carpathian biodiversity. </text:span></text:p>
      <text:p text:style-name="P50"><text:span text:style-name="T38"/></text:p>
      <text:p text:style-name="P50"><text:span text:style-name="T16">The forum offers an excellent opportunity for scientists studying the biodiversity and evolution of the Carpathian biota to share their most recent knowledge and to interact with others having similar interests.</text:span></text:p>
      <text:p text:style-name="P52"><text:span text:style-name="T47"/></text:p>
      <text:p text:style-name="P51"><text:span text:style-name="T32"/></text:p>
      <text:p text:style-name="P49"><text:span text:style-name="T3"/></text:p>
      <text:p text:style-name="P22">The Carpathians are arguably one of the most important evolutionary cradles in Europe, a biodiversity hotspot situated at the crossroads of several important biogeographic regions and one of the last harbours of well-preserved natural habitats. The focus of the symposium will be on all aspects of biodiversity, biogeography and evolution in the Carpathian Region, from species to ecosystems, from plants to animals and other biological groups. Accordingly, the symposium devoted to the Biogeography of the Carpathians will provide an excellent opportunity for scientists studying the biodiversity and evolution of the Carpathian biota to share their most recent knowledge and to interact with others having similar interests.</text:p>
      <text:p text:style-name="P19"><text:span text:style-name="T3">The central topics of the </text:span><text:span text:style-name="Emphasis"><text:span text:style-name="T3">Biogeography of the Carpathians 2017</text:span></text:span><text:span text:style-name="T3"> </text:span><text:span text:style-name="Emphasis"><text:span text:style-name="T3">Symposium</text:span></text:span><text:span text:style-name="T3"> are as follows:</text:span></text:p>
      <text:p text:style-name="P19"><text:span text:style-name="Emphasis"><text:span text:style-name="T6">            </text:span></text:span><text:span text:style-name="Emphasis"><text:span text:style-name="Strong_20_Emphasis"><text:span text:style-name="T3">Topic 1: Historical biogeography and drivers of evolution</text:span></text:span></text:span></text:p>
      <text:p text:style-name="P19"><text:span text:style-name="Emphasis"><text:span text:style-name="T6">            </text:span></text:span><text:span text:style-name="Emphasis"><text:span text:style-name="Strong_20_Emphasis"><text:span text:style-name="T3">Topic 2: Ecological biogeography and drivers of assemblages</text:span></text:span></text:span></text:p>
      <text:p text:style-name="P19"><text:span text:style-name="Emphasis"><text:span text:style-name="T6">            </text:span></text:span><text:span text:style-name="Emphasis"><text:span text:style-name="Strong_20_Emphasis"><text:span text:style-name="T3">Topic 3: The Carpathians in a larger biogeographical context</text:span></text:span></text:span></text:p>
      <text:p text:style-name="P19"><text:span text:style-name="Emphasis"><text:span text:style-name="T6">            </text:span></text:span><text:span text:style-name="Emphasis"><text:span text:style-name="Strong_20_Emphasis"><text:span text:style-name="T3">Topic 4: Diversity patterns in genes and species</text:span></text:span></text:span></text:p>
      <text:p text:style-name="P19"><text:span text:style-name="Emphasis"><text:span text:style-name="T6">            </text:span></text:span><text:span text:style-name="Emphasis"><text:span text:style-name="Strong_20_Emphasis"><text:span text:style-name="T3">Topic 5: Conservation of biodiversity in the Carpathians: consequences of global environmental changes on regional biodiversity</text:span></text:span></text:span></text:p>
      <text:p text:style-name="P23"> </text:p>
      <text:p text:style-name="P19"><text:span text:style-name="T3">The </text:span><text:span text:style-name="Strong_20_Emphasis"><text:span text:style-name="T3">First Circular</text:span></text:span><text:span text:style-name="T3">, announcing the second edition of the Biogeography of the Carpathians Symposium can be downloaded </text:span><text:a xlink:type="simple" xlink:href="http://carpathians-biogeography2017.conference.ubbcluj.ro/wp-content/uploads/2017/04/First-Circular-on-Biogeography-of-the-Carpathians-2nd-Symposium.pdf" office:target-frame-name="_blank" xlink:show="new" text:style-name="Internet_20_link" text:visited-style-name="Visited_20_Internet_20_Link"><text:span text:style-name="T5">here</text:span></text:a><text:span text:style-name="T3">.</text:span></text:p>
      <text:p text:style-name="P19"><text:span text:style-name="T3">The </text:span><text:span text:style-name="Strong_20_Emphasis"><text:span text:style-name="T3">Second Circular</text:span></text:span><text:span text:style-name="T3">, announcing new details for the Biogeography of the Carpathians Second Symposium, can be downloaded </text:span><text:a xlink:type="simple" xlink:href="http://carpathians-biogeography2017.conference.ubbcluj.ro/wp-content/uploads/2017/04/Second-Circular-on-Biogeography-of-the-Carpathians-2nd-Symposium.pdf" office:target-frame-name="_blank" xlink:show="new" text:style-name="Internet_20_link" text:visited-style-name="Visited_20_Internet_20_Link"><text:span text:style-name="T5">here</text:span></text:a><text:span text:style-name="T3">.</text:span></text:p>
      <text:p text:style-name="P19"><text:span text:style-name="T3">The </text:span><text:span text:style-name="Strong_20_Emphasis"><text:span text:style-name="T3">Third and final Circular</text:span></text:span><text:span text:style-name="T3">, giving last details for the Biogeography of the Carpathians Second Symposium, including the FInal programme and the Book of abstracts, can be downloaded </text:span><text:a xlink:type="simple" xlink:href="http://carpathians-biogeography2017.conference.ubbcluj.ro/wp-content/uploads/2017/02/Third-Circular-on-Biogeography-of-the-Carpathians-Final-programme-and-information.pdf" office:target-frame-name="_blank" xlink:show="new" text:style-name="Internet_20_link" text:visited-style-name="Visited_20_Internet_20_Link"><text:span text:style-name="T5">here</text:span></text:a><text:span text:style-name="T3">.</text:span></text:p>
      <text:p text:style-name="P19"><text:span text:style-name="T3">The </text:span><text:span text:style-name="Strong_20_Emphasis"><text:span text:style-name="T3">Poster</text:span></text:span><text:span text:style-name="T3"> advertising this event can be downloaded </text:span><text:a xlink:type="simple" xlink:href="http://carpathians-biogeography2017.conference.ubbcluj.ro/wp-content/uploads/2017/02/2nd-Edition-Biogeography-of-the-Carpathians-Symposium-Poster.pdf" office:target-frame-name="_blank" xlink:show="new" text:style-name="Internet_20_link" text:visited-style-name="Visited_20_Internet_20_Link"><text:span text:style-name="T5">here</text:span></text:a><text:span text:style-name="T3">.</text:span></text:p>
      <text:p text:style-name="P23"> </text:p>
      <text:p text:style-name="P22">We are looking forward to seeing you in Cluj-Napoca!</text:p>
      <text:p text:style-name="P9"/>
      <text:p text:style-name="P10"/>
      <text:h text:style-name="P1" text:outline-level="1"><text:soft-page-break/>MEETING ORGANIZATION</text:h>
      <text:section text:style-name="Sect1" text:name="Content">
        <text:p text:style-name="P5"/>
        <text:section text:style-name="Sect1" text:name="lipsum">
          <text:h text:style-name="P4" text:outline-level="5">Organising institutions</text:h>
          <text:list xml:id="list3432383867" text:style-name="L1">
            <text:list-item>
              <text:list>
                <text:list-item>
                  <text:p text:style-name="P44">Faculty of Biology and Geology, Babeș-Bolyai University, Cluj-Napoca, Romania</text:p>
                </text:list-item>
                <text:list-item>
                  <text:p text:style-name="P55">A. Borza Botanical Garden, Babeș-Bolyai University, Cluj-Napoca, Romania</text:p>
                </text:list-item>
                <text:list-item>
                  <text:p text:style-name="P55">Institute of Biological Research, Cluj-Napoca, Romania</text:p>
                </text:list-item>
                <text:list-item>
                  <text:p text:style-name="P55">Romanian Phytosociological Society, Cluj-Napoca, Romania</text:p>
                </text:list-item>
              </text:list>
            </text:list-item>
          </text:list>
          <text:p text:style-name="P21"> </text:p>
          <text:h text:style-name="P2" text:outline-level="5">Honorary Committee</text:h>
          <text:list xml:id="list1516740297" text:style-name="L2">
            <text:list-item>
              <text:list>
                <text:list-item>
                  <text:p text:style-name="P45"><text:span text:style-name="T1">Prof. dr. hab. </text:span><text:span text:style-name="Strong_20_Emphasis"><text:span text:style-name="T1">László Rákosy </text:span></text:span><text:span text:style-name="T1">– Director of the Department of Taxonomy and Ecology, Faculty of Biology and Geology, Babeș-Bolyai University</text:span></text:p>
                </text:list-item>
                <text:list-item>
                  <text:p text:style-name="P57"><text:span text:style-name="T1">Dr.</text:span><text:span text:style-name="Strong_20_Emphasis"><text:span text:style-name="T1">Sorina Fărcaș </text:span></text:span><text:span text:style-name="T1">– Director of the Institute of Biological Research</text:span></text:p>
                </text:list-item>
                <text:list-item>
                  <text:p text:style-name="P57"><text:span text:style-name="T1">Dr.</text:span><text:span text:style-name="Strong_20_Emphasis"><text:span text:style-name="T1">Cosmin Sicora</text:span></text:span><text:span text:style-name="T1"> – Director of the Al. Borza Botanical Garden, Babeș-Bolyai University</text:span></text:p>
                </text:list-item>
              </text:list>
            </text:list-item>
          </text:list>
          <text:p text:style-name="P21"> </text:p>
          <text:h text:style-name="P2" text:outline-level="5">Organising Committee</text:h>
          <text:list xml:id="list4239291548" text:style-name="L3">
            <text:list-item>
              <text:list>
                <text:list-item>
                  <text:p text:style-name="P46"><text:span text:style-name="T1">Dr.</text:span><text:span text:style-name="Strong_20_Emphasis"><text:span text:style-name="T1">Mihai Puşcaş</text:span></text:span><text:span text:style-name="T1"> – Faculty of Biology and Geology and Al. Borza Botanical Garden, Babeş-Bolyai University, Cluj-Napoca, Romania</text:span></text:p>
                </text:list-item>
                <text:list-item>
                  <text:p text:style-name="P56">(plant biogeography and phylogeography, distribution ranges)</text:p>
                </text:list-item>
                <text:list-item>
                  <text:p text:style-name="P58"><text:span text:style-name="T1">Dr.</text:span><text:span text:style-name="Strong_20_Emphasis"><text:span text:style-name="T1">Bogdan Iuliu Hurdu – </text:span></text:span><text:span text:style-name="T1">Institute of Biological Research, Cluj-Napoca, Romania</text:span></text:p>
                </text:list-item>
                <text:list-item>
                  <text:p text:style-name="P56">(plant diversity and biogeography, distribution ranges and endemism in alpine systems)</text:p>
                </text:list-item>
                <text:list-item>
                  <text:p text:style-name="P58"><text:span text:style-name="T1">Dr.</text:span><text:span text:style-name="Strong_20_Emphasis"><text:span text:style-name="T1">Michał Ronikier</text:span></text:span><text:span text:style-name="T1"> – Institute of Botany, Polish Academy of Sciences, Kraków, Poland</text:span></text:p>
                </text:list-item>
                <text:list-item>
                  <text:p text:style-name="P56">(alpine plant biogeography, phylogeography)</text:p>
                </text:list-item>
                <text:list-item>
                  <text:p text:style-name="P58"><text:span text:style-name="T1">Dr.</text:span><text:span text:style-name="Strong_20_Emphasis"><text:span text:style-name="T1">Patrik Mráz</text:span></text:span><text:span text:style-name="T1"> – Department of Botany, Charles University, Praha, Czech Republic</text:span></text:p>
                </text:list-item>
                <text:list-item>
                  <text:p text:style-name="P56">(plant biogeography, evolution and taxonomy)</text:p>
                </text:list-item>
                <text:list-item>
                  <text:p text:style-name="P58"><text:span text:style-name="T1">Dr.</text:span><text:span text:style-name="Strong_20_Emphasis"><text:span text:style-name="T1"> Anna Ronikier</text:span></text:span><text:span text:style-name="T1"> – Institute of Botany, Polish Academy of Sciences, Kraków, Poland</text:span></text:p>
                </text:list-item>
                <text:list-item>
                  <text:p text:style-name="P56">(taxonomy and biogeography of mountainous fungi and myxomycetes)</text:p>
                </text:list-item>
                <text:list-item>
                  <text:p text:style-name="P58"><text:span text:style-name="T1">Dr.</text:span><text:span text:style-name="Strong_20_Emphasis"><text:span text:style-name="T1"> Lujza Ujvárosi, </text:span></text:span><text:span text:style-name="T1">Faculty of Biology and Geology, Babeş-Bolyai University, Cluj-Napoca, Romania</text:span></text:p>
                </text:list-item>
                <text:list-item>
                  <text:p text:style-name="P56">(aquatic insect phylogeny, phylogeography)</text:p>
                </text:list-item>
                <text:list-item>
                  <text:p text:style-name="P58"><text:span text:style-name="T1">Prof. dr. </text:span><text:span text:style-name="Strong_20_Emphasis"><text:span text:style-name="T1">Vasile Cristea</text:span></text:span><text:span text:style-name="T1"> – Faculty of Biology and Geology, Babeş-Bolyai University, Cluj-Napoca, Romania</text:span></text:p>
                </text:list-item>
                <text:list-item>
                  <text:p text:style-name="P56">(plant systematics, phytosociology)</text:p>
                </text:list-item>
                <text:list-item>
                  <text:p text:style-name="P58"><text:span text:style-name="T1">C.M. Rom. Acad. dr. </text:span><text:span text:style-name="Strong_20_Emphasis"><text:span text:style-name="T1">Gheorghe Coldea</text:span></text:span><text:span text:style-name="T1"> – Institute of Biological Research, Cluj-Napoca, Romania</text:span></text:p>
                </text:list-item>
                <text:list-item>
                  <text:p text:style-name="P56">(plant systematics, phytosociology)</text:p>
                </text:list-item>
                <text:list-item>
                  <text:p text:style-name="P58"><text:span text:style-name="T1">Dr.</text:span><text:span text:style-name="Strong_20_Emphasis"><text:span text:style-name="T1"> Oana Gavrilaș</text:span></text:span><text:span text:style-name="T1"> – Al. Borza Botanical Garden, Babeş-Bolyai University, Cluj-Napoca, Romania</text:span></text:p>
                </text:list-item>
                <text:list-item>
                  <text:p text:style-name="P56">(taxonomy of fungi, plant pathology)</text:p>
                </text:list-item>
                <text:list-item>
                  <text:p text:style-name="P58"><text:span text:style-name="T1">Dr.</text:span><text:span text:style-name="Strong_20_Emphasis"><text:span text:style-name="T1"> Anamaria Roman</text:span></text:span><text:span text:style-name="T1"> – Institute of Biological Research, Cluj-Napoca, Romania</text:span></text:p>
                </text:list-item>
                <text:list-item>
                  <text:p text:style-name="P56">(biodiversity conservation, landscape ecology)</text:p>
                </text:list-item>
                <text:list-item>
                  <text:p text:style-name="P58"><text:span text:style-name="T1">Dr.</text:span><text:span text:style-name="Strong_20_Emphasis"><text:span text:style-name="T1"> Dana Șuteu</text:span></text:span><text:span text:style-name="T1"> – Institute of Biological Research, Cluj-Napoca, Romania</text:span></text:p>
                </text:list-item>
                <text:list-item>
                  <text:p text:style-name="P56">(plant systematics, phylogeography)</text:p>
                </text:list-item>
                <text:list-item>
                  <text:p text:style-name="P58"><text:soft-page-break/><text:span text:style-name="T1">Dr.</text:span><text:span text:style-name="Strong_20_Emphasis"><text:span text:style-name="T1"> Pavel-Dan Turtureanu</text:span></text:span><text:span text:style-name="T1"> – Al. Borza Botanical Garden, Babeş-Bolyai University, Cluj-Napoca, Romania</text:span></text:p>
                </text:list-item>
                <text:list-item>
                  <text:p text:style-name="P56">(functional ecology, environmental monitoring, plant diversity)</text:p>
                </text:list-item>
                <text:list-item>
                  <text:p text:style-name="P58"><text:span text:style-name="T1">Dr.</text:span><text:span text:style-name="Strong_20_Emphasis"><text:span text:style-name="T1"> Tudor Ursu</text:span></text:span><text:span text:style-name="T1"> – Institute of Biological Research, Cluj-Napoca, Romania</text:span></text:p>
                </text:list-item>
                <text:list-item>
                  <text:p text:style-name="P56">(ecosystem ecology, phytosociology)</text:p>
                </text:list-item>
              </text:list>
            </text:list-item>
          </text:list>
          <text:h text:style-name="P4" text:outline-level="5"><text:span text:style-name="T1">Official sponsors of the Conference</text:span></text:h>
        </text:section>
      </text:section>
      <text:p text:style-name="P6"/>
      <text:p text:style-name="P6"/>
      <text:h text:style-name="P1" text:outline-level="1">SYMPOSIUM FEE</text:h>
      <text:h text:style-name="P3" text:outline-level="5">Registration fees</text:h>
      <text:p text:style-name="P19"><text:span text:style-name="T1">For registering to the Symposium, the participants should follow the steps detailed in the </text:span><text:a xlink:type="simple" xlink:href="http://carpathians-biogeography2017.conference.ubbcluj.ro/registration/" text:style-name="Internet_20_link" text:visited-style-name="Visited_20_Internet_20_Link"><text:span text:style-name="T2">Registration &amp; Payment</text:span></text:a><text:span text:style-name="T1"> section.</text:span></text:p>
      <text:p text:style-name="P20">For the registration to be complete, the symposium fee should be paid by the 30th of July (extended deadline for early registration fee), but by no later than the 18th of August (extended deadline for late registration fee).</text:p>
      <text:p text:style-name="P19"><text:span text:style-name="T1">For more details on the deadlines, please see the </text:span><text:a xlink:type="simple" xlink:href="http://carpathians-biogeography2017.conference.ubbcluj.ro/important-dates/" text:style-name="Internet_20_link" text:visited-style-name="Visited_20_Internet_20_Link"><text:span text:style-name="T2">Important dates</text:span></text:a><text:span text:style-name="T1"> section.</text:span></text:p>
      <text:list xml:id="list3116364965" text:style-name="L5">
        <text:list-item>
          <text:p text:style-name="P47"><text:span text:style-name="T1">Regular fee: </text:span><text:span text:style-name="Strong_20_Emphasis"><text:span text:style-name="T1">80 EUR</text:span></text:span><text:span text:style-name="T1"> (360 RON) or </text:span><text:span text:style-name="Strong_20_Emphasis"><text:span text:style-name="T1">50 EUR</text:span></text:span><text:span text:style-name="T1"> (225 RON) for MSc and PhD students. A confirmation of a student/PhD student status is required (e-mail a scan of a valid document along with registration).</text:span></text:p>
        </text:list-item>
        <text:list-item>
          <text:p text:style-name="P59"><text:span text:style-name="T1">Late registration fee: </text:span><text:span text:style-name="Strong_20_Emphasis"><text:span text:style-name="T1">100 EUR </text:span></text:span><text:span text:style-name="T1">(or 450 RON).</text:span></text:p>
        </text:list-item>
      </text:list>
      <text:p text:style-name="P20">Optional:</text:p>
      <text:list xml:id="list3675035227" text:style-name="L6">
        <text:list-item>
          <text:p text:style-name="P48"><text:span text:style-name="T1">Dinner Gala: </text:span><text:span text:style-name="Strong_20_Emphasis"><text:span text:style-name="T1">25 EUR</text:span></text:span><text:span text:style-name="T1"> (or 110 RON)</text:span></text:p>
        </text:list-item>
        <text:list-item>
          <text:p text:style-name="P60"><text:span text:style-name="T1">Post-symposium excursion: </text:span><text:span text:style-name="Strong_20_Emphasis"><text:span text:style-name="T1">25 EUR</text:span></text:span><text:span text:style-name="T1"> (or 110 RON).</text:span></text:p>
        </text:list-item>
      </text:list>
      <text:p text:style-name="P20">The symposium fee includes: attendance costs, coffee breaks and lunches, conference materials (conference bag, stationery, programme, book of abstracts, city map, etc.).</text:p>
      <text:p text:style-name="P20">Accommodation is not included in the fee.</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 svg:font-family="Montserrat"/>
    <style:font-face style:name="rockwell" svg:font-family="rockwell"/>
    <style:font-face style:name="Arial1" svg:font-family="Arial" style:font-family-generic="swiss"/>
    <style:font-face style:name="AdvPSNCS-R" svg:font-family="AdvPSNCS-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7T10:52:53.831000000</meta:creation-date>
    <dc:date>2021-11-21T11:21:44.556000000</dc:date>
    <meta:editing-duration>PT12H13M3S</meta:editing-duration>
    <meta:editing-cycles>13</meta:editing-cycles>
    <meta:generator>LibreOffice/6.3.3.2$Windows_X86_64 LibreOffice_project/a64200df03143b798afd1ec74a12ab50359878ed</meta:generator>
    <meta:document-statistic meta:table-count="0" meta:image-count="0" meta:object-count="0" meta:page-count="5" meta:paragraph-count="123" meta:word-count="1339" meta:character-count="9189" meta:non-whitespace-character-count="7918"/>
  </office:meta>
</office:document-meta>
</file>